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end and Recv</text:p>
          </table:table-cell>
          <table:table-cell table:number-columns-repeated="4"/>
          <table:table-cell office:value-type="string" calcext:value-type="string">
            <text:p>Sendrecv</text:p>
          </table:table-cell>
          <table:table-cell office:value-type="string" calcext:value-type="string">
            <text:p>Little differenc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53413" calcext:value-type="float">
            <text:p>0.0953413</text:p>
          </table:table-cell>
          <table:table-cell office:value-type="float" office:value="2.6198847" calcext:value-type="float">
            <text:p>2.6198847</text:p>
          </table:table-cell>
          <table:table-cell office:value-type="float" office:value="8.5966787" calcext:value-type="float">
            <text:p>8.59667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2285" calcext:value-type="float">
            <text:p>0.092285</text:p>
          </table:table-cell>
          <table:table-cell office:value-type="float" office:value="3.0478749" calcext:value-type="float">
            <text:p>3.0478749</text:p>
          </table:table-cell>
          <table:table-cell office:value-type="float" office:value="8.600514167" calcext:value-type="float">
            <text:p>8.600514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9326" calcext:value-type="float">
            <text:p>0.0549326</text:p>
          </table:table-cell>
          <table:table-cell office:value-type="float" office:value="1.6431807" calcext:value-type="float">
            <text:p>1.6431807</text:p>
          </table:table-cell>
          <table:table-cell office:value-type="float" office:value="3.5605958" calcext:value-type="float">
            <text:p>3.56059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68426" calcext:value-type="float">
            <text:p>0.0568426</text:p>
          </table:table-cell>
          <table:table-cell office:value-type="float" office:value="1.6241173" calcext:value-type="float">
            <text:p>1.6241173</text:p>
          </table:table-cell>
          <table:table-cell office:value-type="float" office:value="3.4956904" calcext:value-type="float">
            <text:p>3.4956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031" calcext:value-type="float">
            <text:p>0.030031</text:p>
          </table:table-cell>
          <table:table-cell office:value-type="float" office:value="1.0119041" calcext:value-type="float">
            <text:p>1.0119041</text:p>
          </table:table-cell>
          <table:table-cell office:value-type="float" office:value="2.494594857" calcext:value-type="float">
            <text:p>2.4945948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47954" calcext:value-type="float">
            <text:p>0.0247954</text:p>
          </table:table-cell>
          <table:table-cell office:value-type="float" office:value="1.0034796" calcext:value-type="float">
            <text:p>1.0034796</text:p>
          </table:table-cell>
          <table:table-cell office:value-type="float" office:value="2.425032286" calcext:value-type="float">
            <text:p>2.425032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0139" calcext:value-type="float">
            <text:p>0.0140139</text:p>
          </table:table-cell>
          <table:table-cell office:value-type="float" office:value="0.5514808" calcext:value-type="float">
            <text:p>0.5514808</text:p>
          </table:table-cell>
          <table:table-cell office:value-type="float" office:value="1.966211" calcext:value-type="float">
            <text:p>1.9662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6142444" calcext:value-type="float">
            <text:p>0.016142444</text:p>
          </table:table-cell>
          <table:table-cell office:value-type="float" office:value="0.561585" calcext:value-type="float">
            <text:p>0.561585</text:p>
          </table:table-cell>
          <table:table-cell office:value-type="float" office:value="1.9551454" calcext:value-type="float">
            <text:p>1.95514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7368" calcext:value-type="float">
            <text:p>0.0097368</text:p>
          </table:table-cell>
          <table:table-cell office:value-type="float" office:value="0.521281" calcext:value-type="float">
            <text:p>0.521281</text:p>
          </table:table-cell>
          <table:table-cell office:value-type="float" office:value="1.9501418" calcext:value-type="float">
            <text:p>1.95014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97885" calcext:value-type="float">
            <text:p>0.0097885</text:p>
          </table:table-cell>
          <table:table-cell office:value-type="float" office:value="0.5226957" calcext:value-type="float">
            <text:p>0.5226957</text:p>
          </table:table-cell>
          <table:table-cell office:value-type="float" office:value="1.954976" calcext:value-type="float">
            <text:p>1.9549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5186" calcext:value-type="float">
            <text:p>0.0095186</text:p>
          </table:table-cell>
          <table:table-cell office:value-type="float" office:value="0.5590044" calcext:value-type="float">
            <text:p>0.5590044</text:p>
          </table:table-cell>
          <table:table-cell office:value-type="float" office:value="2.090822" calcext:value-type="float">
            <text:p>2.09082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88412" calcext:value-type="float">
            <text:p>0.0088412</text:p>
          </table:table-cell>
          <table:table-cell office:value-type="float" office:value="0.5229406" calcext:value-type="float">
            <text:p>0.5229406</text:p>
          </table:table-cell>
          <table:table-cell office:value-type="float" office:value="1.9449948" calcext:value-type="float">
            <text:p>1.944994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4709" calcext:value-type="float">
            <text:p>0.0084709</text:p>
          </table:table-cell>
          <table:table-cell office:value-type="float" office:value="0.5586249" calcext:value-type="float">
            <text:p>0.5586249</text:p>
          </table:table-cell>
          <table:table-cell office:value-type="float" office:value="2.0807578" calcext:value-type="float">
            <text:p>2.08075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87339" calcext:value-type="float">
            <text:p>0.0087339</text:p>
          </table:table-cell>
          <table:table-cell office:value-type="float" office:value="0.5593643" calcext:value-type="float">
            <text:p>0.5593643</text:p>
          </table:table-cell>
          <table:table-cell office:value-type="float" office:value="2.0830173" calcext:value-type="float">
            <text:p>2.08301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8955" calcext:value-type="float">
            <text:p>0.0078955</text:p>
          </table:table-cell>
          <table:table-cell office:value-type="float" office:value="0.5382643" calcext:value-type="float">
            <text:p>0.5382643</text:p>
          </table:table-cell>
          <table:table-cell office:value-type="float" office:value="1.9532628" calcext:value-type="float">
            <text:p>1.95326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78937" calcext:value-type="float">
            <text:p>0.0078937</text:p>
          </table:table-cell>
          <table:table-cell office:value-type="float" office:value="0.535629" calcext:value-type="float">
            <text:p>0.535629</text:p>
          </table:table-cell>
          <table:table-cell office:value-type="float" office:value="1.9545597" calcext:value-type="float">
            <text:p>1.954559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float" office:value="1.951116" calcext:value-type="float">
            <text:p>1.9511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946464" calcext:value-type="float">
            <text:p>1.9464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943824" calcext:value-type="float">
            <text:p>1.9438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946173" calcext:value-type="float">
            <text:p>1.94617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946967" calcext:value-type="float">
            <text:p>1.9469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940488" calcext:value-type="float">
            <text:p>1.9404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952778" calcext:value-type="float">
            <text:p>1.95277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974373" calcext:value-type="float">
            <text:p>1.97437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945081" calcext:value-type="float">
            <text:p>1.9450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954154" calcext:value-type="float">
            <text:p>1.9541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26:.D35])" office:value-type="float" office:value="1.9501418" calcext:value-type="float">
            <text:p>1.95014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3:18:50.875717677</meta:creation-date>
    <dc:date>2018-12-14T02:09:52.219665921</dc:date>
    <meta:editing-duration>PT8M45S</meta:editing-duration>
    <meta:editing-cycles>4</meta:editing-cycles>
    <meta:generator>LibreOffice/5.1.6.2$Linux_X86_64 LibreOffice_project/10m0$Build-2</meta:generator>
    <meta:document-statistic meta:table-count="1" meta:cell-count="102" meta:object-count="0"/>
  </office:meta>
</office:document-meta>
</file>